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25-10-22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25-04-07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24-09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17-09-1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17-09-0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17-08-0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17-07-26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17-07-07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17-06-23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17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17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17-05-11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17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16-03-2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15-06-02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14-11-20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13-09-27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13-05-1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12-09-27 2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11-08-26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10-09-09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09-06-23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09-02-18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07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07-03-1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06-10-13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06-06-15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05-12-06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05-08-3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05-05-25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04-10-02 0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04-06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03-09-2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03-07-09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03-04-02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02-08-06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02-03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01-04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01-01-05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00-08-0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2000-03-01 0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99-10-28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99-07-30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99-04-29 0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98-12-15 2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98-09-30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98-06-10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98-02-04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97-10-09 0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97-04-23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97-02-14 0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96-08-28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96-05-29 0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96-02-16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95-10-31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95-08-24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9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95-02-17 0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94-10-26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94-04-21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94-01-31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93-10-29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93-07-22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93-04-28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9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9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9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9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9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9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9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9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9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9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9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9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9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8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8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8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8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8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8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8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8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8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8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7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7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6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6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5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5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4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4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3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3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2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2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2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1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1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0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0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0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80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79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79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78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78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76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76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75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75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3490</text:p>
          </table:table-cell>
          <table:table-cell office:value-type="string" calcext:value-type="string">
            <text:p>AAB772</text:p>
          </table:table-cell>
          <table:table-cell office:value-type="string" calcext:value-type="string">
            <text:p>1975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32" meta:object-count="0"/>
    <meta:user-defined meta:name="AppVersion">3.0</meta:user-defined>
  </office:meta>
</office:document-meta>
</file>